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2.498cm" style:use-optimal-column-width="false"/>
    </style:style>
    <style:style style:name="co2" style:family="table-column">
      <style:table-column-properties style:column-width="1.494cm" style:use-optimal-column-width="false"/>
    </style:style>
    <style:style style:name="co3" style:family="table-column">
      <style:table-column-properties style:column-width="4.447cm" style:use-optimal-column-width="false"/>
    </style:style>
    <style:style style:name="co4" style:family="table-column">
      <style:table-column-properties style:column-width="3.148cm" style:use-optimal-column-width="false"/>
    </style:style>
    <style:style style:name="co5" style:family="table-column">
      <style:table-column-properties style:column-width="3.574cm" style:use-optimal-column-width="false"/>
    </style:style>
    <style:style style:name="co6" style:family="table-column">
      <style:table-column-properties style:column-width="4.021cm" style:use-optimal-column-width="false"/>
    </style:style>
    <style:style style:name="co7" style:family="table-column">
      <style:table-column-properties style:column-width="1.742cm" style:use-optimal-column-width="false"/>
    </style:style>
    <style:style style:name="co8" style:family="table-column">
      <style:table-column-properties style:column-width="2.23cm" style:use-optimal-column-width="false"/>
    </style:style>
    <style:style style:name="co9" style:family="table-column">
      <style:table-column-properties style:column-width="1.762cm" style:use-optimal-column-width="false"/>
    </style:style>
    <style:style style:name="co10" style:family="table-column">
      <style:table-column-properties style:column-width="3.058cm" style:use-optimal-column-width="false"/>
    </style:style>
    <style:style style:name="co11" style:family="table-column">
      <style:table-column-properties style:column-width="4.198cm" style:use-optimal-column-width="false"/>
    </style:style>
    <style:style style:name="co12" style:family="table-column">
      <style:table-column-properties style:column-width="2.081cm" style:use-optimal-column-width="false"/>
    </style:style>
    <style:style style:name="ro1" style:family="table-row">
      <style:table-row-properties style:row-height="0.713cm"/>
    </style:style>
    <style:style style:name="ro2" style:family="table-row">
      <style:table-row-properties style:row-height="0.735cm"/>
    </style:style>
    <style:style style:name="ro3" style:family="table-row">
      <style:table-row-properties style:row-height="0.708cm"/>
    </style:style>
    <style:style style:name="ce1" style:family="table-cell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ce2" style:family="table-cell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" style:family="paragraph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" style:family="paragraph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1.586cm" svg:height="2.204cm" svg:x="5.78cm" svg:y="3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nama</text:p>
              </table:table-cell>
              <table:table-cell>
                <text:p text:style-name="P1">nik</text:p>
              </table:table-cell>
              <table:table-cell>
                <text:p text:style-name="P1">alamat</text:p>
              </table:table-cell>
              <table:table-cell>
                <text:p text:style-name="P1">pekerjaan</text:p>
              </table:table-cell>
            </table:table-row>
            <table:table-row table:style-name="ro2" table:default-cell-style-name="ce2">
              <table:table-cell>
                <text:p text:style-name="P2">Isnur</text:p>
              </table:table-cell>
              <table:table-cell>
                <text:p text:style-name="P2">3294</text:p>
              </table:table-cell>
              <table:table-cell>
                <text:p text:style-name="P2">Kp Cibeusi No 3</text:p>
              </table:table-cell>
              <table:table-cell>
                <text:p text:style-name="P2">Kandidat doktor</text:p>
              </table:table-cell>
            </table:table-row>
            <table:table-row table:style-name="ro2" table:default-cell-style-name="ce2">
              <table:table-cell>
                <text:p text:style-name="P2">Rudid</text:p>
              </table:table-cell>
              <table:table-cell>
                <text:p text:style-name="P2">2347</text:p>
              </table:table-cell>
              <table:table-cell>
                <text:p text:style-name="P2">Jalan Andar No 1B</text:p>
              </table:table-cell>
              <table:table-cell>
                <text:p text:style-name="P2">Pengusah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328cm" svg:height="3.226cm" svg:x="4.964cm" svg:y="6.4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 text:style-name="P1">nama</text:p>
              </table:table-cell>
              <table:table-cell>
                <text:p text:style-name="P1">nik</text:p>
              </table:table-cell>
              <table:table-cell>
                <text:p text:style-name="P1">hobi</text:p>
              </table:table-cell>
              <table:table-cell>
                <text:p text:style-name="P1">tempat_mengajar</text:p>
              </table:table-cell>
              <table:table-cell>
                <text:p text:style-name="P1">gaji</text:p>
              </table:table-cell>
            </table:table-row>
            <table:table-row table:style-name="ro2" table:default-cell-style-name="ce2">
              <table:table-cell>
                <text:p text:style-name="P2">Murlansah</text:p>
              </table:table-cell>
              <table:table-cell>
                <text:p text:style-name="P2">4322</text:p>
              </table:table-cell>
              <table:table-cell>
                <text:p text:style-name="P2">- Meniup suling</text:p>
                <text:p text:style-name="P2">- Memahat batu</text:p>
              </table:table-cell>
              <table:table-cell>
                <text:p text:style-name="P2">Madrasah Cialisalam</text:p>
              </table:table-cell>
              <table:table-cell>
                <text:p text:style-name="P2">18 juta</text:p>
              </table:table-cell>
            </table:table-row>
            <table:table-row table:style-name="ro2" table:default-cell-style-name="ce2">
              <table:table-cell>
                <text:p text:style-name="P2">Dianima</text:p>
              </table:table-cell>
              <table:table-cell>
                <text:p text:style-name="P2">7643</text:p>
              </table:table-cell>
              <table:table-cell>
                <text:p text:style-name="P2">- Jalan santai :</text:p>
                <text:p text:style-name="P2">-- Di pantai</text:p>
                <text:p text:style-name="P2">-- Di balai kota</text:p>
              </table:table-cell>
              <table:table-cell>
                <text:p text:style-name="P2">SDN 7 Mekarlanjut</text:p>
              </table:table-cell>
              <table:table-cell>
                <text:p text:style-name="P2">20 jut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328cm" svg:height="3.226cm" svg:x="4.985cm" svg:y="10.22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ce1">
              <table:table-cell>
                <text:p text:style-name="P1">nama</text:p>
              </table:table-cell>
              <table:table-cell>
                <text:p text:style-name="P1">no_kk</text:p>
              </table:table-cell>
              <table:table-cell>
                <text:p text:style-name="P1">penempatan</text:p>
              </table:table-cell>
              <table:table-cell>
                <text:p text:style-name="P1">tipe_engineering</text:p>
              </table:table-cell>
              <table:table-cell>
                <text:p text:style-name="P1">level</text:p>
              </table:table-cell>
            </table:table-row>
            <table:table-row table:style-name="ro2" table:default-cell-style-name="ce2">
              <table:table-cell>
                <text:p text:style-name="P2">Lanifa</text:p>
              </table:table-cell>
              <table:table-cell>
                <text:p text:style-name="P2">6658</text:p>
              </table:table-cell>
              <table:table-cell>
                <text:p text:style-name="P2">Laut Jawa</text:p>
              </table:table-cell>
              <table:table-cell>
                <text:p text:style-name="P2">Mesin : </text:p>
                <text:p text:style-name="P2">- Konversi Energi : 77</text:p>
                <text:p text:style-name="P2">- Material : 89</text:p>
              </table:table-cell>
              <table:table-cell>
                <text:p text:style-name="P2">B4</text:p>
              </table:table-cell>
            </table:table-row>
            <table:table-row table:style-name="ro2" table:default-cell-style-name="ce2">
              <table:table-cell>
                <text:p text:style-name="P2">Dargoni</text:p>
              </table:table-cell>
              <table:table-cell>
                <text:p text:style-name="P2">9465</text:p>
              </table:table-cell>
              <table:table-cell>
                <text:p text:style-name="P2">Selat Karimata</text:p>
              </table:table-cell>
              <table:table-cell>
                <text:p text:style-name="P2">Electrical :</text:p>
                <text:p text:style-name="P2">- Rangkaian Listrik : 91</text:p>
              </table:table-cell>
              <table:table-cell>
                <text:p text:style-name="P2">B8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layout" svg:width="14.646cm" svg:height="0.725cm" svg:x="4.175cm" svg:y="2.397cm">
          <draw:text-box>
            <text:p text:style-name="P3"><text:span text:style-name="T1">Contoh </text:span><text:span text:style-name="T2">Data Warga</text:span><text:span text:style-name="T1"> dengan struktur berbeda-beda dan struktur bercaba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0T09:27:20.939690289</meta:creation-date>
    <dc:date>2020-11-20T10:07:07.706885924</dc:date>
    <meta:editing-duration>PT16M42S</meta:editing-duration>
    <meta:editing-cycles>4</meta:editing-cycles>
    <meta:generator>LibreOffice/6.0.6.2$Linux_X86_64 LibreOffice_project/0c292870b25a325b5ed35f6b45599d2ea4458e77</meta:generator>
    <meta:document-statistic meta:object-count="4"/>
  </office:meta>
</office:document-meta>
</file>